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7cm" fo:min-width="2.4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513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2.436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0.7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587cm"/>
    </style:style>
    <style:style style:name="gr8" style:family="graphic" style:parent-style-name="standard">
      <style:graphic-properties draw:textarea-horizontal-align="justify" draw:textarea-vertical-align="middle" draw:auto-grow-height="false" fo:min-height="1.402cm" fo:min-width="2.513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1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397cm" svg:x="9.255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906cm" svg:y1="2.397cm" svg:x2="10.906cm" svg:y2="3.921cm">
          <text:p/>
        </draw:line>
        <draw:custom-shape draw:style-name="gr3" draw:text-style-name="P1" draw:layer="layout" svg:width="4.953cm" svg:height="1.524cm" svg:x="9.128cm" svg:y="4.302cm">
          <text:p text:style-name="P1">Output: “Give two numbers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71cm" svg:y1="5.826cm" svg:x2="10.271cm" svg:y2="7.604cm">
          <text:p/>
        </draw:line>
        <draw:custom-shape draw:style-name="gr4" draw:text-style-name="P1" draw:layer="layout" svg:width="4.826cm" svg:height="1.397cm" svg:x="7.858cm" svg:y="7.477cm">
          <text:p text:style-name="P1">Input: two numb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001cm" svg:y1="9.001cm" svg:x2="9.001cm" svg:y2="10.906cm">
          <text:p/>
        </draw:line>
        <draw:custom-shape draw:style-name="gr5" draw:text-style-name="P1" draw:layer="layout" svg:width="2.413cm" svg:height="2.667cm" svg:x="7.858cm" svg:y="10.652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layer="layout" svg:width="5.358cm" svg:height="3.063cm" svg:x="1cm" svg:y="10.017cm">
          <draw:text-box>
            <text:p>Key</text:p>
            <text:p>1 – number1 &gt; or</text:p>
            <text:p>&lt; number2</text:p>
            <text:p/>
          </draw:text-box>
        </draw:frame>
        <draw:line draw:style-name="gr2" draw:text-style-name="P1" draw:layer="layout" svg:x1="10.398cm" svg:y1="12.049cm" svg:x2="13.192cm" svg:y2="12.049cm">
          <text:p/>
        </draw:line>
        <draw:custom-shape draw:style-name="gr7" draw:text-style-name="P1" draw:layer="layout" svg:width="3.429cm" svg:height="1.524cm" svg:x="13.319cm" svg:y="11.287cm">
          <text:p text:style-name="P1">Output: “number1 is bigg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28cm" svg:y1="13.446cm" svg:x2="9.128cm" svg:y2="15.986cm">
          <text:p/>
        </draw:line>
        <draw:custom-shape draw:style-name="gr8" draw:text-style-name="P1" draw:layer="layout" svg:width="4.953cm" svg:height="1.651cm" svg:x="6.715cm" svg:y="15.986cm">
          <text:p text:style-name="P1">Output: “number2 is bigg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4.064cm" svg:height="2.159cm" svg:x="8.747cm" svg:y="22.20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255cm" svg:y1="17.764cm" svg:x2="10.525cm" svg:y2="22.336cm">
          <text:p/>
        </draw:line>
        <draw:line draw:style-name="gr2" draw:text-style-name="P1" draw:layer="layout" svg:x1="15.605cm" svg:y1="12.811cm" svg:x2="12.811cm" svg:y2="23.0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1:50:06.339969000</meta:creation-date>
    <dc:date>2014-10-02T11:54:55.277918000</dc:date>
    <meta:editing-duration>PT4M49S</meta:editing-duration>
    <meta:editing-cycles>1</meta:editing-cycles>
    <meta:document-statistic meta:object-count="15"/>
    <meta:generator>LibreOffice/4.3.1.2$MacOSX_X86_64 LibreOffice_project/958349dc3b25111dbca392fbc281a05559ef6848</meta:generator>
  </office:meta>
</office:document-meta>
</file>